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6.9215in" table:align="left"/>
    </style:style>
    <style:style style:name="Таблица1.A" style:family="table-column">
      <style:table-column-properties style:column-width="0.3014in"/>
    </style:style>
    <style:style style:name="Таблица1.B" style:family="table-column">
      <style:table-column-properties style:column-width="1.5486in"/>
    </style:style>
    <style:style style:name="Таблица1.C" style:family="table-column">
      <style:table-column-properties style:column-width="3.3313in"/>
    </style:style>
    <style:style style:name="Таблица1.D" style:family="table-column">
      <style:table-column-properties style:column-width="1.7403in"/>
    </style:style>
    <style:style style:name="Таблица1.A1" style:family="table-cell">
      <style:table-cell-properties style:vertical-align="bottom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Таблица1.D1" style:family="table-cell">
      <style:table-cell-properties style:vertical-align="bottom" fo:background-color="transparent" fo:padding="0.0382in" fo:border="0.05pt solid #000000">
        <style:background-image/>
      </style:table-cell-properties>
    </style:style>
    <style:style style:name="Таблица1.A2" style:family="table-cell">
      <style:table-cell-properties style:vertical-align="bottom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Таблица1.D2" style:family="table-cell">
      <style:table-cell-properties style:vertical-align="bottom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Times New Roman" fo:font-size="14pt" fo:language="uk" fo:country="UA" fo:font-style="normal" style:text-underline-style="none" fo:font-weight="bold" style:font-size-asian="14pt" style:language-asian="ru" style:country-asian="RU" style:font-style-asian="normal" style:font-weight-asian="bold" style:font-size-complex="14pt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5" style:family="paragraph" style:parent-style-name="Standard" style:list-style-name="L6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6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7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8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19" style:family="paragraph" style:parent-style-name="Standard" style:list-style-name="L14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4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5" style:family="paragraph" style:parent-style-name="Standard" style:list-style-name="L7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6" style:family="paragraph" style:parent-style-name="Standard" style:list-style-name="L8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7" style:family="paragraph" style:parent-style-name="Standard" style:list-style-name="L9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8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1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1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6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7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9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0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20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28">
      <style:paragraph-properties fo:line-height="150%" fo:text-align="justify" style:justify-single-word="false"/>
      <style:text-properties style:font-name="Times New Roman" fo:font-size="14pt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1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2" style:family="paragraph" style:parent-style-name="Standard" style:list-style-name="L1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1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1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2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2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18">
      <style:paragraph-properties fo:line-height="150%" fo:text-align="justify" style:justify-single-word="false"/>
      <style:text-properties fo:language="uk" fo:country="UA"/>
    </style:style>
    <style:style style:name="P55" style:family="paragraph" style:parent-style-name="Standard" style:list-style-name="L22">
      <style:paragraph-properties fo:line-height="150%" fo:text-align="justify" style:justify-single-word="false"/>
      <style:text-properties fo:language="uk" fo:country="UA"/>
    </style:style>
    <style:style style:name="P56" style:family="paragraph" style:parent-style-name="Header">
      <style:paragraph-properties fo:text-align="end" style:justify-single-word="false"/>
      <style:text-properties fo:language="uk" fo:country="UA"/>
    </style:style>
    <style:style style:name="P57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fo:font-weight="normal" style:font-size-asian="10pt" style:font-size-complex="10pt"/>
    </style:style>
    <style:style style:name="P58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Footnote">
      <style:text-properties fo:font-variant="normal" fo:text-transform="none" fo:color="#000000" style:font-name="Times New Roman" fo:font-size="10pt" fo:letter-spacing="normal" fo:language="uk" fo:country="UA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Footnote">
      <style:text-properties style:font-name="Times New Roman" fo:font-size="10pt" fo:language="uk" fo:country="UA" style:font-size-asian="10pt" style:font-size-complex="10pt"/>
    </style:style>
    <style:style style:name="P61" style:family="paragraph" style:parent-style-name="Footnote">
      <style:text-properties fo:font-size="10pt" fo:language="uk" fo:country="UA" style:font-size-asian="10pt" style:font-size-complex="10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uk" fo:country="UA" fo:font-style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font-name="Times New Roman1" fo:letter-spacing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-asian="Times New Roman1" style:font-name-complex="Times New Roman1"/>
    </style:style>
    <style:style style:name="T12" style:family="text">
      <style:text-properties style:font-name-asian="Droid Sans Fallback" style:font-name-complex="Lohit Hindi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Розділ I</text:p>
      <text:p text:style-name="P4">Деривація та способи словотворення в СУЛМ</text:p>
      <text:p text:style-name="P1">Словотвір як окрема галузь лінгвістичної науки формується протягом останніх десятиліть. Дедалі чіткіше вимальовуються контури цієї мовознавчої дисципліни, уточнюються її основні поняття і терміни, визначаються й нові напрями досліджень.</text:p>
      <text:p text:style-name="P1">Термін “деривація” має двояке значення:</text:p>
      <text:list xml:id="list800632776" text:style-name="L1">
        <text:list-item>
          <text:p text:style-name="P20">це сама система словотвірної будови мови, яка утворювалася за своїми внутрішніми законами протягом усього історичного розвитку мови;<text:note text:id="ftn1" text:note-class="footnote"><text:note-citation>1</text:note-citation><text:note-body><text:p text:style-name="P57">Вакарюк Л., Панцьо С. Українська мова. Морфеміка і словотвір. — Тернопіль, 2004, C. 89</text:p></text:note-body></text:note></text:p>
        </text:list-item>
        <text:list-item>
          <text:p text:style-name="P20">вчення про словотвірну будову мови як мовознавчу дисципліну, Перше значення — словотвір як процес є первинним, а друге — словотвір як вчення про словотвірну будову мови — вторинним.<text:note text:id="ftn2" text:note-class="footnote"><text:note-citation>2</text:note-citation><text:note-body><text:p text:style-name="P60">Ковалик І. Вчення про словотвір. Вип. 2. — Львів, 1961, С. 54</text:p></text:note-body></text:note></text:p>
        </text:list-item>
      </text:list>
      <text:p text:style-name="P1">Словотвір, як і мову в цілому, можна вивчати у двох аспектах: діахронічному і синхронічному.</text:p>
      <text:p text:style-name="P1"><text:span text:style-name="T9">Діахронічний</text:span> (історичний) словотвір — це вчення про словотвірні процеси та закономірності, які простежуються у похідних словах; про формування словотвірної системи мови, її зміни, розвиток, зміни у структурі похідних слів.</text:p>
      <text:p text:style-name="P1"><text:span text:style-name="T9">Синхронічний</text:span> (описовий) — це вчення про похідну лексику у її взаємовідношенні з іншими словами на певному етапі розвитку мови протягом певного часу.<text:note text:id="ftn3" text:note-class="footnote"><text:note-citation>3</text:note-citation><text:note-body><text:p text:style-name="P57">Вакарюк Л., Панцьо С. Українська мова. Морфеміка і словотвір. -- Тернопіль, 2004, C. 89</text:p></text:note-body></text:note></text:p>
      <text:p text:style-name="P1"/>
      <text:p text:style-name="P1">Об’єктом словотвору є слово, яке вивчається також в інших розділах лінгвістичної науки. У словотворі розглядаються не всі слова, а тільки похідні і не самі по собі, а в їх відношеннях з відповідними твірними, у їх зв’язку з іншими похідними, однотипними за способом словотворення, за моделлю. Компонентами <text:soft-page-break/>словотвірних відношень є похідність за формою і мотивованість за смислом. Отже, об’єктом словотвору є похідні лексичні одиниці, які розглядаються не лише як окремі похідні слова, а як певні категорії слів, що мають спільні формальні і семантичні ознаки. Об’єкт словотвору визначає і його завдання. Основними завданнями словотвору є вивчення структури похідного слова, його складових частин та різних взаємозв’язків між ними. До важливих завдань словотвору належать:</text:p>
      <text:list xml:id="list1394084446" text:style-name="L2">
        <text:list-item>
          <text:p text:style-name="P21">вивчення конкретних формальних і семантичних ознак похідних слів, якими вони відрізняються від непохідних;</text:p>
        </text:list-item>
        <text:list-item>
          <text:p text:style-name="P21">встановлення принципів розрізнення похідних і непохідних слів, вивчення способів словотворення, словотворчих ресурсів, за якими визначається спосіб словотворення;</text:p>
        </text:list-item>
        <text:list-item>
          <text:p text:style-name="P21">виявлення основних закономірностей і тенденцій, що активно діють у словотворчих процесах постійного збагачення лексичного складу новими утвореннями.<text:note text:id="ftn4" text:note-class="footnote"><text:note-citation>4</text:note-citation><text:note-body><text:p text:style-name="P60">Словотвір сучасної української літературної мови. — К., 1979, С. 7</text:p></text:note-body></text:note></text:p>
        </text:list-item>
      </text:list>
      <text:p text:style-name="P1"/>
      <text:p text:style-name="P1">Похідне слово — це найменша одиниця словотвірної системи. З формального боку її треба трактувати як найменше “синтагматичне ціле”, як комбінацію одиниць нижчого порядку.</text:p>
      <text:p text:style-name="P1">Похідне слово — центр, точка перетину формальних та семантичних зв’язків. Словотвірна структура похідних слів має подвійну природу: залежність від частини мови твірної основи і частини мови самої похідної основи.</text:p>
      <text:p text:style-name="P1">Похідне слово виникає в мові як результат процесів словотворення, які у підсумку зводяться до процесів комбінаторики та «складання» морфем.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<text:span text:style-name="T11">‪‫‪‏‪</text:span><text:span text:style-name="T12"> </text:span><text:soft-page-break/>— твірної основи і форманта.</text:p>
      <text:p text:style-name="P1">Комбінаторний характер похідного слова в ході здійснення словотвірного аналізу вимагає не лише виявлення твірної основи та форманта, а, насамперед, — з’ясуваня словотвірної структури похідного слова. Термін «словотвірна структура похідного слова» набув поширення у науковій літературі, однак розуміється вченими по-різномі і досить часто сплутується з іншим терміном — «морфемна (морфологічна) структура слова».</text:p>
      <text:p text:style-name="P1">Словотвірна стуктура — це подільність слова на елементи, які безпосередньо беруть участь у творенні даного слова.</text:p>
      <text:p text:style-name="P1">Отже, словотвірна структура слова — це поняття, значно ширше, ніж поняття морфемної будови (стуктури), оскільки за допомогою цього поняття виявляється сукупність тих словотворчих елементів, які виражають не лише форму, але й зміст похідного слова.</text:p>
      <text:p text:style-name="P1">Незважаючи на той факт, що словотвірна структура пов’язана, головним чином, з формальним боком похідного слова, через неї виражається словотвірне значення. При чому бінарність формальних засобів зумовлює і бінарність наявного у похідному слові словотвірного значення. Всі афікси у слові мають зв’язане значення, яке реалізується лише в єдності зі значенням відповідної основи. Тому обидва структурні елементи слова хоча і сприймаються як «рівноправні партнери словотвірної моделі», виступають як компоненти взаємопов’язані та взаємозумовлені.</text:p>
      <text:p text:style-name="P1">Як формальна, так і смислова структура похідного слова може бути виявлена лише як результат зіставлення двох одиниць — твірного слова та похідного. Як свідчать диференційні ознаки похідності, а також критерій Г. Винокура, будь-яке похідне слово завжди має поруч із собою слово твірне.</text:p>
      <text:p text:style-name="P1">Похідне та його твірне слово у словотвірній парі мають різний характер. Похідне слово структурою та семантикою зумовлюється твірним. Це означає, що будь-яке <text:soft-page-break/>похідне слово з «необхідністю» «шукає» своє твірне, а тому зіставлення членів словотвірної пари відбувається в напрямку від похідного до твірного, хоча сам процес словотворення відбувається у зворотньому напрямку: від твірного до похідного, наприклад: край → краянин.</text:p>
      <text:p text:style-name="P1">Твірне слово відображає джерело деривації, а також — опосередковано — і спосіб його творення. Основа похідного слова завжди містить у собі «натяк» на безпосередньо мотивувальне слово, яке цілком або частково входить до семантичної формули похідного слова.</text:p>
      <text:p text:style-name="P1">Твірне слово разом із похідним складають таку комплексну одиницю словотвірної системи, як словотвірна пара.</text:p>
      <text:p text:style-name="P1">Словотвірна пара — це таке зіставлення однокореневих слів, при якому одне з них включає мотиватор, інше, крім мотиватора, — ще й формант.</text:p>
      <text:p text:style-name="P1">Наприклад: інструмент → інструментарій, міський → приміський, комедія → комедіант та ін.</text:p>
      <text:p text:style-name="P1">Словотвірна пара як комплексна одиниця принципово важлива в системі словотвору. Це пояснюється рядом причин. Так, максимальна об’єктивність результатів словотвірного аналізу слова може бути досягнута лише за умови, коли цей аналіз здійснюватиметься на базі словотвірної пари.</text:p>
      <text:p text:style-name="P1">Словотвірна пара — це мінімальний, бінарний ланцюжок, який є складовим елементом словотвірного гнізда.<text:note text:id="ftn5" text:note-class="footnote"><text:note-citation>5</text:note-citation><text:note-body><text:p text:style-name="P61"><text:span text:style-name="T5">Вакарюк Л., Панцьо С. Українська мова. Морфеміка і словотвір. — Тернопіль, 2004, C. </text:span><text:span text:style-name="T5">100</text:span><text:span text:style-name="T5">—105</text:span></text:p></text:note-body></text:note></text:p>
      <text:p text:style-name="P1"/>
      <text:p text:style-name="P1">Найменша комплексна одиниця словотвірної системи називається словотвірним типом. Він становить одне з центральних понять системи словотворення. Словотвірний тип — це група слів однієї частини мови, які побудовані за єдиною схемою і об’єднуються за такими рисами:</text:p>
      <text:list xml:id="list1816231388" text:style-name="L3">
        <text:list-item>
          <text:p text:style-name="P22">спільністю частиномовної належності твірних слів;</text:p>
        </text:list-item>
        <text:list-item>
          <text:p text:style-name="P22"><text:soft-page-break/>спільністю (за значенням і структурою) форманта або навіть і способу словотворення (тобто спільністю формального зв’язку між твірним і похідним);</text:p>
        </text:list-item>
        <text:list-item>
          <text:p text:style-name="P22">спільністю словотвірного значення (тобто спільністю семантичного зв’язку між твірним і похідним). Словотвірний тип — це схема побудови слів певної частини мови. </text:p>
        </text:list-item>
      </text:list>
      <text:p text:style-name="P1">Між похідним словом і твірною базою існують такі різновиди семантичних відношень (семантичної мотивації):</text:p>
      <text:list xml:id="list1320418221" text:style-name="L4">
        <text:list-item>
          <text:p text:style-name="P23">Транспозиційні відношення. При транспозиції твірного в похідне лексичне значення залишається незмінним, а саме твірне переходить в іншу частину мови, набуваючи нових категоріальних і граматичних ознак: перескладати → перескладання — лексичне значення залишилося незмінним, змінилася морфемна будова (зник інфінітивний суфікс -ти і з’явився іменниковий суфікс -анн-я)\ змінилася частина мови (від дієслова утворився іменник), похідне слово набуло нових граматичних ознак (іменник набув здатності відмінюватися, має відмінні морфологічні ознаки і нові синтаксичні функції): світлий → світлість, пишний → пишність, асфальт → асфальтовий.</text:p>
        </text:list-item>
        <text:list-item>
          <text:p text:style-name="P23">Мутаційні відношення. При мутації за допомогою словотвірних засобів змінюється лексичне значення (малювати → малюнок). Що ж до частиномовної належності і граматичного значення, то вони істотної ролі не відіграють, тобто можуть змінюватися, а можуть і не змінюватися:</text:p>
          <text:p text:style-name="P23">а) змінюються: кума → кумувати, куратор → кураторський, купити → купець;</text:p>
          <text:p text:style-name="P23">б) не змінюються: Байрон → байронізм, балет → балетник, ліс → лісник, бігун (особа) → бігунок (предмет) тощо.</text:p>
        </text:list-item>
        <text:list-item>
          <text:p text:style-name="P23">Еквівалентні відношення. Лексичне значення похідного при еквівалентних відношеннях є рівноцінним, тотожним значенню словотвірної бази <text:soft-page-break/>(твірному слову чи словосполученню). Цей тип відношень характерний для таких типів словотворення:</text:p>
          <text:p text:style-name="P23">а) абревіації: ООН — Організація Об’єднаних Націй, профком — профспілковий комітет;</text:p>
          <text:p text:style-name="P23">б) усічення: зам → замісник, спец → спеціаліст, маг → магнітофон, телек → телевізор;</text:p>
          <text:p text:style-name="P23">в) універбації (семантичної конденсації): манна каша → манка, «Вечірній Київ» → «Вечірка», електричний поїзд → електричка, кімната для прання → пральня.</text:p>
        </text:list-item>
        <text:list-item>
          <text:p text:style-name="P23">Модифікаційні відношення. Частиномовна належність і лексико-номінаційне значення не змінюються, семантика також не змінюється, але ускладнюється лише стилістичними відтінками.</text:p>
          <text:p text:style-name="P23">Модифікаційні відношення виникають при утворенні:</text:p>
          <text:p text:style-name="P23">а) іменників, прикметників і прислівників за допомогою суфіксів суб’єктивної оцінки: відро → відерце, відерко, <text:s/>відеречко; мати → мама, ма, мамуня, матуся; Інна → Інночка, Іннуся; голубий → голубенький, голубуватий;</text:p>
          <text:p text:style-name="P23">б) збірних і одиничних іменників: студент → студентство, професор → професура, горох → горошина;</text:p>
          <text:p text:style-name="P23">в) назв істот із значенням недорослості: лисиця → лисеня, вовк → вовчата, кіт → котята;</text:p>
          <text:p text:style-name="P23">г) дієслів із значенням обмеженої дії: мовчати → помовчати, сидіти → посидіти, шуміти → відшуміти, говорити → заговорити.<text:note text:id="ftn6" text:note-class="footnote"><text:note-citation>6</text:note-citation><text:note-body><text:p text:style-name="P61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99</text:span><text:span text:style-name="T10">—</text:span><text:span text:style-name="T10">100</text:span></text:p></text:note-body></text:note></text:p>
        </text:list-item>
      </text:list>
      <text:p text:style-name="P1"/>
      <text:p text:style-name="P1">На базі семантичних відношень між твірною базою (твірним) і похідними словами формується словотвірне значення. Воно є суттєвою ознакою словотвірного типу як <text:s/></text:p>
      <text:p text:style-name="P1"><text:soft-page-break/>загальної схеми побудови слів. Існує два підходи до визначення словотвірного значення — вузький і широкий. У вузькому розумінні (І. С. Улуханов) словотвірне значення — це той елемент значення похідного слова, яким воно відрізняється від твірного: Чернігів → чернігівець («той, хто з Чернігова»), жати → жнець («той, хто жне»), білий → біліти («виявляти білий колір»), сталь → стальний («той, що зі сталі»). Це «різницеве» визначення словотвірного значення, тому що воно базується на різниці в лексичному значенні похідного і твірного слова. Носієм словотвірного значення є формант, за яким воно і визначається. У широкому розумінні (В. В. Лопатін, О. А. Земська) «під словотвірним значенням мають на увазі загальне категоріальне значення одів, об’єднаних у словотвірний тип, що ґрунтується на семантичному співвідношенні мотивованої і мотивуючої основ», тобто словотвірне значення є спільним для похідних певного типу і виявляється на основі семантичного співвідношення твірних і похідних. Це «сумарне» визначення словотвірного значення, бо воно базується на взаємодії семантики форманта із семантикою твірних слів цілого словотвірного типу. За О. С. Кубряковою, нове значення, що виникає в дериваті як результат поєднання даної твірної частини з певною формантною частиною, називається словотвірним значенням. Наприклад:</text:p>
      <text:list xml:id="list1092834308" text:style-name="L5">
        <text:list-item>
          <text:p text:style-name="P24">стріляти → стрілець має словотвірне значення «особа за дією»;</text:p>
        </text:list-item>
        <text:list-item>
          <text:p text:style-name="P24">Суми → сумчани має словотвірне значення «особа за місцем проживання»;</text:p>
        </text:list-item>
        <text:list-item>
          <text:p text:style-name="P24">Україна → українець має словотвірне значення «особа за національністю»;</text:p>
        </text:list-item>
        <text:list-item>
          <text:p text:style-name="P24">соціалізм → соціаліст має словотвірне значення «особа за політичними поглядами».</text:p>
        </text:list-item>
      </text:list>
      <text:p text:style-name="P1">Ці окремі (часткові) словотвірні значення об’єднуються в загальне словотвірне значення «особа за ознакою, названою твірним словом».</text:p>
      <text:p text:style-name="P1">На думку дериватологів (Р. С Манучарян), обидва визначення (і «різницеве», і «сумарне») правомірні і випливають із різних рівнів абстракції («різницеве» — з <text:soft-page-break/>вищого рівня, а «сумарне» — з нижчого).<text:note text:id="ftn7" text:note-class="footnote"><text:note-citation>7</text:note-citation><text:note-body><text:p text:style-name="P61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0</text:span><text:span text:style-name="T10">2</text:span></text:p></text:note-body></text:note></text:p>
      <text:p text:style-name="P1"/>
      <text:p text:style-name="P1">У мовознавчій літературі немає чіткого визначення таких лінгвістичних понять, як «словотвірна модель», а терміни «модель» і «тип» вживаються як синоніми, які наділяються тим змістом, що й поняття «тип».</text:p>
      <text:p text:style-name="P1">Одні дериватологи вважають, що «модель» — це структурна схема похідних слів з афіксами і категоріальною характеристикою твірної основи, наприклад: основа дієслова + шель ( + система флексій II відміни), основа прикметника + ість ( + система флексій III відміни) (Н. Янко-Триницька).</text:p>
      <text:p text:style-name="P1">Модель — це еталон структури слова, який імітує граматичну (дериваційну) правильність відповідно до певної теорії. Словотворення за моделлю — це утворення за правилами: якщо в топонімі наголос не падає на флексію і основа закінчується на [х], то прикметник від такого топоніма утворюється за допомогою суфікса -ськ-ий, перед яким х : с зливається з початковим звуком суфікса: Чорнухи → чорнуський; якщо топонім закінчується на -н- після приголосного (*-ьн-), то прикметник утворюється за допомогою суфікса -ський (*-ьск-), при цьому звук [ь] в -ьск- занепадає як слабкий, а в -ьн- перетворюється на [е] як сильний: Рівне → рівенський (рівьн+ьский → <text:s/>рівненс'кий).</text:p>
      <text:p text:style-name="P1">Складниками моделі є:</text:p>
      <text:list xml:id="list2141111844" text:style-name="L6">
        <text:list-item>
          <text:p text:style-name="P15">основа твірного слова як компонент семантичної бази похідного (тема похідного);</text:p>
        </text:list-item>
        <text:list-item>
          <text:p text:style-name="P15">дериватор як носій нового значення похідного (рема похідного);</text:p>
        </text:list-item>
        <text:list-item>
          <text:p text:style-name="P15">морфонологічні явища як засоби сполучуваності твірного слова з дериватором: вухо → вушний (тема вух-, рема -н-ий, морфонологічні явища х : ш і перехід наголосу з кореня на закінчення).</text:p>
        </text:list-item>
      </text:list>
      <text:p text:style-name="P1">Моделі поділяються на групи за частинами мови похідних: іменникові, <text:soft-page-break/>прикметникові, дієслівні, прислівникові (Варшава, варшавський, варшавити, по-варшавськи). Кожна частина мови має свої моделі, оскільки кожна з них має свої власні суфікси.</text:p>
      <text:p text:style-name="P1">Словотвірні моделі розрізняються і за характером морфонологічних явищ. За цією ознакою виділяються моделі:</text:p>
      <text:list xml:id="list325127170" text:style-name="L7">
        <text:list-item>
          <text:p text:style-name="P25">з усіченням (елізією) і без нього: Шебелинка → шебелин(ка)ський, Харків → харківський;</text:p>
        </text:list-item>
        <text:list-item>
          <text:p text:style-name="P25">з інтерфіксацією і без неї: Борзна → борзн-ян-ський, Ніжин → ніжинський;</text:p>
        </text:list-item>
        <text:list-item>
          <text:p text:style-name="P25">з чергуванням і без нього: Кривий Ріг → криворізький, Полтава → полтавський;</text:p>
        </text:list-item>
        <text:list-item>
          <text:p text:style-name="P25">з накладанням і без нього: Одеса → одеський (одес+ський), Глухів → глухівський;</text:p>
        </text:list-item>
        <text:list-item>
          <text:p text:style-name="P25">зі зміною наголосу і без неї: Одеса → <text:s/>одесити, Херсон → <text:s/>херсонці.<text:note text:id="ftn8" text:note-class="footnote"><text:note-citation>8</text:note-citation><text:note-body><text:p text:style-name="P61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0</text:span><text:span text:style-name="T10">6—107</text:span></text:p></text:note-body></text:note></text:p>
        </text:list-item>
      </text:list>
      <text:p text:style-name="P1"/>
      <text:p text:style-name="P1">Важливе явище у словотворенні — твірна основа. Це ті спільні для твірної бази і похідного слова структурно-семантичні або структурні компоненти, до яких приєднується формант у момент завершення словотвірного акту. Наприклад:</text:p>
      <text:list xml:id="list476707198" text:style-name="L8">
        <text:list-item>
          <text:p text:style-name="P26">дарувати → дарунок — тут спільна частина дару-, до якої приєднується формант -нок;</text:p>
        </text:list-item>
        <text:list-item>
          <text:p text:style-name="P26">білий сніг → білосніжний — спільна частина біл-...сніг (сніж), до якої приєднується формант -о-...-ний.<text:note text:id="ftn9" text:note-class="footnote"><text:note-citation>9</text:note-citation><text:note-body><text:p text:style-name="P61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10</text:span></text:p></text:note-body></text:note></text:p>
        </text:list-item>
      </text:list>
      <text:p text:style-name="P1"/>
      <text:p text:style-name="P1">Науково прийнятного визначення способу словотворення сучасна лінгвістика ще не сформулювала. Існують такі визначення:</text:p>
      <text:list xml:id="list2092707062" text:style-name="L9">
        <text:list-item>
          <text:p text:style-name="P27"><text:soft-page-break/>«Спосіб словотворення — це спосіб змінювання твірного слова чи словосполучення, внаслідок якого виникає нова лексична одиниця» або «формальна схема побудови похідного слова» (М. В. Нємченко);</text:p>
        </text:list-item>
        <text:list-item>
          <text:p text:style-name="P27">«Способом словотворення називаються ті дії, які здійснює мова, утворюючи нове слово» (Б. М. Головін);</text:p>
        </text:list-item>
        <text:list-item>
          <text:p text:style-name="P27">«Під способами словотворення слід розуміти тип словотворення або метод, за допомогою якого утворене те чи інше слово» (М. Д. Степанова);</text:p>
        </text:list-item>
        <text:list-item>
          <text:p text:style-name="P27">«Способи словотворення — це узагальнено-диференційоване визначення того, як утворені й утворюються нові слова» (О. І. Моісеєв);</text:p>
        </text:list-item>
        <text:list-item>
          <text:p text:style-name="P27">«Способи словотворення — це групи похідних слів, об’єднаних основним компонентом форманта» (О. М. Тихонов).</text:p>
          <text:p text:style-name="P27">Усі вони є робочими і якоюсь мірою розкривають поняття способу словотворення, але повністю не відповідають основним вимогам наукових дефініцій.</text:p>
        </text:list-item>
      </text:list>
      <text:p text:style-name="P1">Існують дві основні класифікації способів словотворення:</text:p>
      <text:list xml:id="list105921743" text:style-name="L10">
        <text:list-item>
          <text:p text:style-name="P28">за лексико-граматичним характером словотвірної бази та словотвірних засобів (словотвірних ресурсів), вона називається традиційною;</text:p>
        </text:list-item>
        <text:list-item>
          <text:p text:style-name="P28">за видом словотвірних формантів, точніше, за основними компонентами словотвірних формантів.</text:p>
        </text:list-item>
      </text:list>
      <text:p text:style-name="P1">У цій дипломній роботі ми будемо використовувати останню. За цією класифікацією виділяються способи словотворення, наведені у таблиці:</text:p>
      <text:p text:style-name="P1"/>
      <text:p text:style-name="P1">Таблиця способів словотворенн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">№</text:p>
          </table:table-cell>
          <table:table-cell table:style-name="Таблица1.A1" office:value-type="string">
            <text:p text:style-name="P12">Спосіб словотвору</text:p>
          </table:table-cell>
          <table:table-cell table:style-name="Таблица1.A1" office:value-type="string">
            <text:p text:style-name="P12">У чому полягає спосіб творення</text:p>
          </table:table-cell>
          <table:table-cell table:style-name="Таблица1.D1" office:value-type="string">
            <text:p text:style-name="P12">Приклади</text:p>
          </table:table-cell>
        </table:table-row>
        <table:table-row>
          <table:table-cell table:style-name="Таблица1.A2" office:value-type="string">
            <text:p text:style-name="P12">1</text:p>
          </table:table-cell>
          <table:table-cell table:style-name="Таблица1.A2" office:value-type="string">
            <text:p text:style-name="P2">Суфіксальний</text:p>
          </table:table-cell>
          <table:table-cell table:style-name="Таблица1.A2" office:value-type="string">
            <text:p text:style-name="P10">Творення нових слів за допомогою суфіксальних формантів</text:p>
          </table:table-cell>
          <table:table-cell table:style-name="Таблица1.D2" office:value-type="string">
            <text:p text:style-name="P10">Низьк-ий → низьк-о</text:p>
          </table:table-cell>
        </table:table-row>
        <text:soft-page-break/>
        <table:table-row>
          <table:table-cell table:style-name="Таблица1.A2" office:value-type="string">
            <text:p text:style-name="P12">1а</text:p>
          </table:table-cell>
          <table:table-cell table:style-name="Таблица1.A2" office:value-type="string">
            <text:p text:style-name="P5"><text:span text:style-name="Emphasis"><text:span text:style-name="T3">Нульсуфіксальний</text:span></text:span></text:p>
          </table:table-cell>
          <table:table-cell table:style-name="Таблица1.A2" office:value-type="string">
            <text:p text:style-name="P11">???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2">1б</text:p>
          </table:table-cell>
          <table:table-cell table:style-name="Таблица1.A2" office:value-type="string">
            <text:p text:style-name="P2">Складносуфіксальний</text:p>
          </table:table-cell>
          <table:table-cell table:style-name="Таблица1.A2" office:value-type="string">
            <text:p text:style-name="P11">???Основоскладання, яке доповнюється суфіксацією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2">2</text:p>
          </table:table-cell>
          <table:table-cell table:style-name="Таблица1.A2" office:value-type="string">
            <text:p text:style-name="P2">Префіксальний</text:p>
          </table:table-cell>
          <table:table-cell table:style-name="Таблица1.A2" office:value-type="string">
            <text:p text:style-name="P10">Утворення нових слів шляхом приєднання префіксального форманта до твірної бази</text:p>
          </table:table-cell>
          <table:table-cell table:style-name="Таблица1.D2" office:value-type="string">
            <text:p text:style-name="P10">День → перед-день</text:p>
          </table:table-cell>
        </table:table-row>
        <table:table-row>
          <table:table-cell table:style-name="Таблица1.A2" office:value-type="string">
            <text:p text:style-name="P12">2а</text:p>
          </table:table-cell>
          <table:table-cell table:style-name="Таблица1.A2" office:value-type="string">
            <text:p text:style-name="P2">Префіксально-нульсуфіксальний</text:p>
          </table:table-cell>
          <table:table-cell table:style-name="Таблица1.A2" office:value-type="string">
            <text:p text:style-name="P11">???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2">3</text:p>
          </table:table-cell>
          <table:table-cell table:style-name="Таблица1.A2" office:value-type="string">
            <text:p text:style-name="P2">Постфіксальний</text:p>
          </table:table-cell>
          <table:table-cell table:style-name="Таблица1.A2" office:value-type="string">
            <text:p text:style-name="P10">Утворення нових слів за допомогою постфіксів</text:p>
          </table:table-cell>
          <table:table-cell table:style-name="Таблица1.D2" office:value-type="string">
            <text:p text:style-name="P2">Навчати → навчати-ся</text:p>
          </table:table-cell>
        </table:table-row>
        <table:table-row>
          <table:table-cell table:style-name="Таблица1.A2" office:value-type="string">
            <text:p text:style-name="P12">4</text:p>
          </table:table-cell>
          <table:table-cell table:style-name="Таблица1.A2" office:value-type="string">
            <text:p text:style-name="P2">Суфіксально-префіксальний</text:p>
          </table:table-cell>
          <table:table-cell table:style-name="Таблица1.A2" office:value-type="string">
            <text:p text:style-name="P10">Спосіб утворення нових слів шляхом одночасного приєднання префікса і суфікса</text:p>
          </table:table-cell>
          <table:table-cell table:style-name="Таблица1.D2" office:value-type="string">
            <text:p text:style-name="P2">Берег → при-береж-ний</text:p>
          </table:table-cell>
        </table:table-row>
        <table:table-row>
          <table:table-cell table:style-name="Таблица1.A2" office:value-type="string">
            <text:p text:style-name="P12">5</text:p>
          </table:table-cell>
          <table:table-cell table:style-name="Таблица1.A2" office:value-type="string">
            <text:p text:style-name="P2">Суфіксально-постфіксальний</text:p>
          </table:table-cell>
          <table:table-cell table:style-name="Таблица1.A2" office:value-type="string">
            <text:p text:style-name="P10">Творення полягає в одночасному приєднанні до твірної основи суфікса і постфікса</text:p>
          </table:table-cell>
          <table:table-cell table:style-name="Таблица1.D2" office:value-type="string">
            <text:p text:style-name="P13">Кристал → <text:s/>кристал-ізувати-ся</text:p>
          </table:table-cell>
        </table:table-row>
        <table:table-row>
          <table:table-cell table:style-name="Таблица1.A2" office:value-type="string">
            <text:p text:style-name="P12">6</text:p>
          </table:table-cell>
          <table:table-cell table:style-name="Таблица1.A2" office:value-type="string">
            <text:p text:style-name="P2">Суфіксально-префіксально-постфіксальний</text:p>
          </table:table-cell>
          <table:table-cell table:style-name="Таблица1.A2" office:value-type="string">
            <text:p text:style-name="P10">Спосіб, при якому для творення похідних використовується комбінація трьох словотворчих засобів: префікса, суфікса, постфікса</text:p>
          </table:table-cell>
          <table:table-cell table:style-name="Таблица1.D2" office:value-type="string">
            <text:p text:style-name="P10">Щедр-ий → роз-щедр-и-ти-ся</text:p>
          </table:table-cell>
        </table:table-row>
        <table:table-row>
          <table:table-cell table:style-name="Таблица1.A2" office:value-type="string">
            <text:p text:style-name="P12">7</text:p>
          </table:table-cell>
          <table:table-cell table:style-name="Таблица1.A2" office:value-type="string">
            <text:p text:style-name="P2">Префіксально-постфіксальний</text:p>
          </table:table-cell>
          <table:table-cell table:style-name="Таблица1.A2" office:value-type="string">
            <text:p text:style-name="P10">Спосіб, при якому основним творчим засобом виступають префікс і постфікс, що одночасно приєднуються до твірних основ</text:p>
          </table:table-cell>
          <table:table-cell table:style-name="Таблица1.D2" office:value-type="string">
            <text:p text:style-name="P13">Їсти → <text:s/>на-їсти-ся</text:p>
          </table:table-cell>
        </table:table-row>
        <table:table-row>
          <table:table-cell table:style-name="Таблица1.A2" office:value-type="string">
            <text:p text:style-name="P12">8</text:p>
          </table:table-cell>
          <table:table-cell table:style-name="Таблица1.A2" office:value-type="string">
            <text:p text:style-name="P2">Основоскладання</text:p>
          </table:table-cell>
          <table:table-cell table:style-name="Таблица1.A2" office:value-type="string">
            <text:p text:style-name="P10">Поєднання кількох слів за допомогою <text:soft-page-break/>інтерфіксів о, е або без них</text:p>
          </table:table-cell>
          <table:table-cell table:style-name="Таблица1.D2" office:value-type="string">
            <text:p text:style-name="P10">Сухофрукти</text:p>
          </table:table-cell>
        </table:table-row>
        <table:table-row>
          <table:table-cell table:style-name="Таблица1.A2" office:value-type="string">
            <text:p text:style-name="P12">9</text:p>
          </table:table-cell>
          <table:table-cell table:style-name="Таблица1.A2" office:value-type="string">
            <text:p text:style-name="P2">Словоскладання</text:p>
          </table:table-cell>
          <table:table-cell table:style-name="Таблица1.A2" office:value-type="string">
            <text:p text:style-name="P10">Різновид морфрлогічного словотворення, при якому нове слово утворюється шляхом об’єднання в одне ціле двох чи більше слів</text:p>
          </table:table-cell>
          <table:table-cell table:style-name="Таблица1.D2" office:value-type="string">
            <text:p text:style-name="P10">Чорно-синій</text:p>
          </table:table-cell>
        </table:table-row>
        <table:table-row>
          <table:table-cell table:style-name="Таблица1.A2" office:value-type="string">
            <text:p text:style-name="P12">9а</text:p>
          </table:table-cell>
          <table:table-cell table:style-name="Таблица1.A2" office:value-type="string">
            <text:p text:style-name="P2">Основословоскладання</text:p>
          </table:table-cell>
          <table:table-cell table:style-name="Таблица1.A2" office:value-type="string">
            <text:p text:style-name="P11">???</text:p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2">Абревіатурний</text:p>
          </table:table-cell>
          <table:table-cell table:style-name="Таблица1.A2" office:value-type="string">
            <text:p text:style-name="P13">Спосіб, при якому похідне слово утворюється з’єднанням компонентів кількох слів</text:p>
          </table:table-cell>
          <table:table-cell table:style-name="Таблица1.D2" office:value-type="string">
            <text:p text:style-name="P13">Ужну</text:p>
          </table:table-cell>
        </table:table-row>
        <table:table-row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2">Зрощення</text:p>
          </table:table-cell>
          <table:table-cell table:style-name="Таблица1.A2" office:value-type="string">
            <text:p text:style-name="P10">Спосіб, при якому похідне слово утворюється на базі синтаксично вільного словосполучення, компоненти якого зливаються в єдину цілісну лексичну одиницю без будь-яких формально-граматичних змін</text:p>
          </table:table-cell>
          <table:table-cell table:style-name="Таблица1.D2" office:value-type="string">
            <text:p text:style-name="P10">Добра ніч → добраніч</text:p>
          </table:table-cell>
        </table:table-row>
        <table:table-row>
          <table:table-cell table:style-name="Таблица1.A2" office:value-type="string">
            <text:p text:style-name="P12">12</text:p>
          </table:table-cell>
          <table:table-cell table:style-name="Таблица1.A2" office:value-type="string">
            <text:p text:style-name="P2">Семантичний</text:p>
          </table:table-cell>
          <table:table-cell table:style-name="Таблица1.A2" office:value-type="string">
            <text:p text:style-name="P10">Спосіб, при якому звукова оболонка твірного слова залишається незмінною, але слово набуває нового значення і стає похідним</text:p>
          </table:table-cell>
          <table:table-cell table:style-name="Таблица1.D2" office:value-type="string">
            <text:p text:style-name="P10">Свобода (воля) і “Свобода” (назва газети)</text:p>
          </table:table-cell>
        </table:table-row>
        <table:table-row>
          <table:table-cell table:style-name="Таблица1.A2" office:value-type="string">
            <text:p text:style-name="P12">13</text:p>
          </table:table-cell>
          <table:table-cell table:style-name="Таблица1.A2" office:value-type="string">
            <text:p text:style-name="P2">Універбаційний</text:p>
          </table:table-cell>
          <table:table-cell table:style-name="Таблица1.A2" office:value-type="string">
            <text:p text:style-name="P12">???Спосіб, при якому за допомогою універбації утворюється похідне слово</text:p>
          </table:table-cell>
          <table:table-cell table:style-name="Таблица1.D2" office:value-type="string">
            <text:p text:style-name="P2">«вечірка» → <text:s/>«вечірній київ»</text:p>
          </table:table-cell>
        </table:table-row>
        <table:table-row>
          <table:table-cell table:style-name="Таблица1.A2" office:value-type="string">
            <text:p text:style-name="P12">14</text:p>
          </table:table-cell>
          <table:table-cell table:style-name="Таблица1.A2" office:value-type="string">
            <text:p text:style-name="P2">Конверсійний</text:p>
          </table:table-cell>
          <table:table-cell table:style-name="Таблица1.A2" office:value-type="string">
            <text:p text:style-name="P13">Спосіб, при якому словотвірним засобом виступає лише парадигма слова без застосування якихось інших словотвірних засобів</text:p>
          </table:table-cell>
          <table:table-cell table:style-name="Таблица1.D2" office:value-type="string">
            <text:p text:style-name="P2">Наречена</text:p>
          </table:table-cell>
        </table:table-row>
        <table:table-row>
          <table:table-cell table:style-name="Таблица1.A2" office:value-type="string">
            <text:p text:style-name="P12">15</text:p>
          </table:table-cell>
          <table:table-cell table:style-name="Таблица1.A2" office:value-type="string">
            <text:p text:style-name="P2">Флективний</text:p>
          </table:table-cell>
          <table:table-cell table:style-name="Таблица1.A2" office:value-type="string">
            <text:p text:style-name="P13">Спосіб, при якому за допомогою флексій утворюються словоформи</text:p>
          </table:table-cell>
          <table:table-cell table:style-name="Таблица1.D2" office:value-type="string">
            <text:p text:style-name="P2">Вода → води → водою</text:p>
          </table:table-cell>
        </table:table-row>
        <table:table-row>
          <table:table-cell table:style-name="Таблица1.A2" office:value-type="string">
            <text:p text:style-name="P12">15<text:soft-page-break/>а</text:p>
          </table:table-cell>
          <table:table-cell table:style-name="Таблица1.A2" office:value-type="string">
            <text:p text:style-name="P2">Складнофлектив<text:soft-page-break/>ний</text:p>
          </table:table-cell>
          <table:table-cell table:style-name="Таблица1.A2" office:value-type="string">
            <text:p text:style-name="P11">???Основоскладання, яке <text:soft-page-break/>доповнюється флексацією</text:p>
          </table:table-cell>
          <table:table-cell table:style-name="Таблица1.D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12">16</text:p>
          </table:table-cell>
          <table:table-cell table:style-name="Таблица1.A2" office:value-type="string">
            <text:p text:style-name="P2">Акцентуаційний</text:p>
          </table:table-cell>
          <table:table-cell table:style-name="Таблица1.A2" office:value-type="string">
            <text:p text:style-name="P13">Спосіб, при якому за допомогою зміни наголосу утворюється похідне слово</text:p>
          </table:table-cell>
          <table:table-cell table:style-name="Таблица1.D2" office:value-type="string">
            <text:p text:style-name="P2">ЗАмок → замОк</text:p>
          </table:table-cell>
        </table:table-row>
      </table:table>
      <text:p text:style-name="P1"><text:note text:id="ftn10" text:note-class="footnote"><text:note-citation>10</text:note-citation><text:note-body><text:p text:style-name="P61"><text:span text:style-name="T10">Горпинич В. О. Сучасна українська літературна мова. Морфеміка. Словотвір. Морфонологія: Навч. посіб. — К.: Вища шк., 1999.— С. </text:span><text:span text:style-name="T10">11</text:span><text:span text:style-name="T10">2—113</text:span></text:p></text:note-body></text:note></text:p>
      <text:p text:style-name="P1"/>
      <text:p text:style-name="P4">Суфіксальний спосіб</text:p>
      <text:p text:style-name="P1">Суфіксальний спосіб є провідним в індоєвропейських мовах. Мабуть, найбільша кількість слів утворена саме суфіксальним способом. Суфіксальний спосіб застосовується при утворенні всіх повнозначних частин мови, крім займенників: іменників — вмик-ач, переселен-ець, танцюр-ист; прикметників — капрон- ов-ий, денн-и-ий, борзн-янськ-ий; числівників — сем-ер-о; дієслова — жир-ува-ти, гик-а-ти; прислівників — швидк-о, три-чі, пішк-и.<text:note text:id="ftn11" text:note-class="footnote"><text:note-citation>11</text:note-citation><text:note-body><text:p text:style-name="P60">Горпинич В. О. Сучасна українська літературна мова. Морфеміка. Словотвір. Морфонологія: Навч. посіб. — К.: Вища шк., 1999.— С. 116</text:p></text:note-body></text:note></text:p>
      <text:p text:style-name="P1"/>
      <text:p text:style-name="P1">Суфіксальний спосіб має свої особливості:</text:p>
      <text:list xml:id="list495619508" text:style-name="L11">
        <text:list-item>
          <text:p text:style-name="P16">суфікси приєднуються як до твірної основи, так і до твірного слова (розум → розуміти);</text:p>
        </text:list-item>
        <text:list-item>
          <text:p text:style-name="P16">сіфікси утворюють слова з новим лексичним значенням (ворог → ворогувати);</text:p>
        </text:list-item>
        <text:list-item>
          <text:p text:style-name="P16">суфікси утворюють слова з відтінком у значенні (гарний → гарнесенький);</text:p>
        </text:list-item>
        <text:list-item>
          <text:p text:style-name="P16">суфікси мають здатність переводити одну частину мови в іншу (дивний → дивно);</text:p>
        </text:list-item>
        <text:list-item>
          <text:p text:style-name="P16">суфікси служать класифікаційним засобом, показником певної частини мови, а також визначають граматичні особливості слів, формують категоріальне значення (суфікс -ість — показник жін. р.).</text:p>
        </text:list-item>
      </text:list>
      <text:p text:style-name="P1"/>
      <text:p text:style-name="P1"><text:soft-page-break/>Суфіксальним способом творяться усі повнозначні частини мови, крім займенника. Суфіксація діє також у межах однієї частини мови, зокрема іменників, прикметників, рідше <text:span text:style-name="T2">—</text:span> дієслів. Наприклад: Україна → українець.<text:note text:id="ftn12" text:note-class="footnote"><text:note-citation>12</text:note-citation><text:note-body><text:p text:style-name="P61"><text:span text:style-name="T5">Вакарюк Л., Панцьо С. Українська мова. Морфеміка і словотвір. — Тернопіль, 2004, C. </text:span><text:span text:style-name="T5">141</text:span></text:p></text:note-body></text:note></text:p>
      <text:p text:style-name="P1"/>
      <text:p text:style-name="P4">Префіксальний спосіб</text:p>
      <text:p text:style-name="P1">Префіксальний спосіб словотворення <text:span text:style-name="T2">— </text:span><text:span text:style-name="T2">вираження дериваційного значення похідного слова за допомогою перфіксів.</text:span></text:p>
      <text:p text:style-name="P6">Префіксальним способом творяться:</text:p>
      <text:list xml:id="list779358963" text:style-name="L12">
        <text:list-item>
          <text:p text:style-name="P17"><text:span text:style-name="T2">іменники: внук </text:span><text:span text:style-name="T2">→ </text:span><text:span text:style-name="T2">пра</text:span><text:span text:style-name="T2">внук;</text:span></text:p>
        </text:list-item>
        <text:list-item>
          <text:p text:style-name="P17"><text:span text:style-name="T2">прикметники: потужний </text:span><text:span text:style-name="T2">→ </text:span><text:span text:style-name="T2">надпотужний;</text:span></text:p>
        </text:list-item>
        <text:list-item>
          <text:p text:style-name="P17"><text:span text:style-name="T2">дієслова: бути </text:span><text:span text:style-name="T2">→ </text:span><text:span text:style-name="T2">прибути;</text:span></text:p>
        </text:list-item>
        <text:list-item>
          <text:p text:style-name="P17"><text:span text:style-name="T2">прислівники: завтра </text:span><text:span text:style-name="T2">→ </text:span><text:span text:style-name="T2">післязавтра;</text:span></text:p>
        </text:list-item>
      </text:list>
      <text:p text:style-name="P6">Префіксація має свої особливості:</text:p>
      <text:p text:style-name="P6">а) при префіксації твірна основа може формально збігатися з твірним словом: співпраця, прадавній;</text:p>
      <text:p text:style-name="P1"><text:span text:style-name="T2">б) нездатність префікса змінювати частиномовну належність похідного слова: науковий </text:span><text:span text:style-name="T2">→ </text:span><text:span text:style-name="T2">антинауковий;</text:span></text:p>
      <text:p text:style-name="P6">Морфологічні явища префіксального способу:</text:p>
      <text:list xml:id="list350224840" text:style-name="L13">
        <text:list-item>
          <text:p text:style-name="P18"><text:span text:style-name="T2">зміна наголосу: куток </text:span><text:span text:style-name="T2">→ </text:span><text:span text:style-name="T2">закуток;</text:span></text:p>
        </text:list-item>
        <text:list-item>
          <text:p text:style-name="P41">чергування: поїхати, пізнати.</text:p>
        </text:list-item>
      </text:list>
      <text:p text:style-name="P6">У процесі словотворення префікси виконують лише мутаційну функцію:</text:p>
      <text:p text:style-name="P1"><text:span text:style-name="T2">воля </text:span><text:span text:style-name="T2">→ </text:span><text:span text:style-name="T2">неволя,</text:span><text:span text:style-name="T2"> </text:span><text:span text:style-name="T2">вічний</text:span><text:span text:style-name="T2"> </text:span><text:span text:style-name="T2">→ </text:span><text:span text:style-name="T2">правічний</text:span><text:span text:style-name="T2">.</text:span></text:p>
      <text:p text:style-name="P1"><text:span text:style-name="T2">Активними засобами префікси виступають у сфері дієслова, утворюючи видові пари: читати </text:span><text:span text:style-name="T2">— </text:span><text:span text:style-name="T2">прочитати, перечитати, вичитати, зачитати, підчитати.</text:span><text:span text:style-name="T2"><text:note text:id="ftn13" text:note-class="footnote"><text:note-citation>13</text:note-citation><text:note-body><text:p text:style-name="P61"><text:span text:style-name="T5">Вакарюк Л., Панцьо С. Українська мова. Морфеміка і словотвір. — Тернопіль, 2004, C. </text:span><text:span text:style-name="T5">14</text:span><text:span text:style-name="T5">5</text:span></text:p></text:note-body></text:note></text:span></text:p>
      <text:p text:style-name="P6"/>
      <text:p text:style-name="P9"><text:soft-page-break/>Постфіксальний спосіб</text:p>
      <text:p text:style-name="P1"><text:span text:style-name="T2">В українській мові виділяється п’ять постфіксів:</text:span></text:p>
      <text:list xml:id="list1880561265" text:style-name="L14">
        <text:list-item>
          <text:p text:style-name="P19"><text:span text:style-name="T2">постфікс -ся вживається при дієслівних основах: витирати </text:span><text:span text:style-name="T2">→ </text:span><text:span text:style-name="T2">витиратися</text:span></text:p>
        </text:list-item>
        <text:list-item>
          <text:p text:style-name="P42"><text:s/>постфікс -сь вживається при займенникових і прислівникових основах: хтось, щось;</text:p>
        </text:list-item>
        <text:list-item>
          <text:p text:style-name="P42">постфікс -небудь вживається при займенникових і прислівникових основах: який-небудь, котрий-небудь</text:p>
        </text:list-item>
        <text:list-item>
          <text:p text:style-name="P42">постфікс -будь (нерегулярний): хто-будь, що-будь</text:p>
        </text:list-item>
        <text:list-item>
          <text:p text:style-name="P42">постфікс -то (нерегулярний): десь-то, якось-то.</text:p>
        </text:list-item>
      </text:list>
      <text:p text:style-name="P1">Постфікси в процесі словотворення виконують мутаційну функцію і цим зближуються з суфіксами. Однак відрізняються від них тим, що, на відміну від суфіксів, вони, змінюючи лексичне значення похідного слова, не змінюють його частиномовної належності: дістати (дієслово) — дістатися (дієслово), але пакувати (дієслово) — пакування (іменник); куди (прислівник) — кудись (прислівник), куди-небудь (прислівник), але куди (прислівник) — кудикати (дієслово).<text:span text:style-name="T2"><text:note text:id="ftn14" text:note-class="footnote"><text:note-citation>14</text:note-citation><text:note-body><text:p text:style-name="P57">Горпинич В. О. Сучасна українська літературна мова. Морфеміка. Словотвір. Морфонологія: Навч. посіб. — К.: Вища шк., 1999.— С. 120</text:p></text:note-body></text:note></text:span></text:p>
      <text:p text:style-name="P6"/>
      <text:p text:style-name="P3"><text:span text:style-name="T1">Суфіксально-префіксальний </text:span><text:span text:style-name="T1">спосіб</text:span></text:p>
      <text:p text:style-name="P7">Суфіксально-префіксальним способом утворюються усі основні частини мови:</text:p>
      <text:list xml:id="list1742000942" text:style-name="L15">
        <text:list-item>
          <text:p text:style-name="P44">іменики;</text:p>
        </text:list-item>
        <text:list-item>
          <text:p text:style-name="P44">прикметники;</text:p>
        </text:list-item>
        <text:list-item>
          <text:p text:style-name="P44">дієслова;</text:p>
        </text:list-item>
        <text:list-item>
          <text:p text:style-name="P44">прислівники.</text:p>
        </text:list-item>
      </text:list>
      <text:p text:style-name="P7">У кожній частині мови існують комплекси своїх префіксів і суфіксів. Багато з них використовуються широко і є продуктивними; інші використовуються рідко і є малопродуктивними.<text:note text:id="ftn15" text:note-class="footnote"><text:note-citation>15</text:note-citation><text:note-body><text:p text:style-name="P58">Вакарюк Л., Панцьо С. Українська мова. Морфеміка і словотвір. — Тернопіль, 2004, C. 146</text:p></text:note-body></text:note></text:p>
      <text:p text:style-name="P7"><text:soft-page-break/></text:p>
      <text:p text:style-name="P7">Нерідко трапляється така структура ізольованого слова, яка допускає неоднозначне тлумачення; наприклад, слово безграмотність:</text:p>
      <text:list xml:id="list1631339048" text:style-name="L16">
        <text:list-item>
          <text:p text:style-name="P45">якщо його співвідносити з прийменниково-відмінковою формою без грамоти, слід говорити про суфіксально-префіксальний спосіб: без+грамот(и) + ність = безграмотність;</text:p>
        </text:list-item>
        <text:list-item>
          <text:p text:style-name="P45">якщо його співвідносити з прикметником безграмотний, слід говорити про суфіксальний спосіб: безграмотн(ий) + ість;</text:p>
        </text:list-item>
        <text:list-item>
          <text:p text:style-name="P45">якщо його співвідносити з іменником грамотність, то треба говорити про префіксальний спосіб: без + грамотність. У мовленні (тексті) реалізується один із трьох можливих способів: «Перед нами поле, що не має </text:p>
        </text:list-item>
      </text:list>
      <text:p text:style-name="P2"><text:span text:style-name="T1">меж. Ця безмежність приваблює» (тут суфіксально-префіксальний спосіб: безмеж → без+меж+ність); «Перед нами безмежне поле. Ця безмежність приваблює» (тут суфіксація: безмежний → безмежн + ість).</text:span></text:p>
      <text:p text:style-name="P2"><text:span text:style-name="T1">До суфіксально-префіксальних утворень належать похідні, в яких суфіксальний компонент форманта виражається нульовою морфемою: безвихідь, безвість, нетель, безмаль, безмір, обмаль. За допомогою цього способу утворюються іменники, прикметники, дієслова і прислівники: ліс </text:span><text:span text:style-name="T1">→ </text:span><text:span text:style-name="T1">Полісся, бік </text:span><text:span text:style-name="T1">→ </text:span><text:span text:style-name="T1">узбіччя, звук </text:span><text:span text:style-name="T1">→ </text:span><text:span text:style-name="T1">співзвучний, час </text:span><text:span text:style-name="T1">→ </text:span><text:span text:style-name="T1">сучасний; низ </text:span><text:span text:style-name="T1">→ </text:span><text:span text:style-name="T1">понизити, кров </text:span><text:span text:style-name="T1">→ </text:span><text:span text:style-name="T1">знекровити; наш </text:span><text:span text:style-name="T1">→ </text:span><text:span text:style-name="T1">по-нашому, добрий </text:span><text:span text:style-name="T1">→ </text:span><text:span text:style-name="T1">по-доброму.</text:span><text:span text:style-name="T1"><text:note text:id="ftn16" text:note-class="footnote"><text:note-citation>16</text:note-citation><text:note-body><text:p text:style-name="P58">Горпинич В. О. Сучасна українська літературна мова. Морфеміка. Словотвір. Морфонологія: Навч. посіб. — К.: Вища шк., 1999.— С. 122</text:p></text:note-body></text:note></text:span></text:p>
      <text:p text:style-name="P7"/>
      <text:p text:style-name="P3"><text:span text:style-name="T1">С</text:span><text:span text:style-name="T1">уфіксально-постфіксальний </text:span><text:span text:style-name="T1">спосіб</text:span></text:p>
      <text:p text:style-name="P7">Цей спосіб властивий лише дієслову. Твірною базою суфіксально-постфіксальних дієслів виступають іменники, прикметники, формантом — постфікс -ся та дієслівні суфікси:</text:p>
      <text:list xml:id="list655291577" text:style-name="L17">
        <text:list-item>
          <text:p text:style-name="P30"><text:span text:style-name="T1">-а-ти: брат </text:span><text:span text:style-name="T1">→ </text:span><text:span text:style-name="T1">брататися;</text:span></text:p>
        </text:list-item>
        <text:list-item>
          <text:p text:style-name="P30"><text:soft-page-break/><text:span text:style-name="T1">-и-ти: гніздо </text:span><text:span text:style-name="T1">→ </text:span><text:span text:style-name="T1">гніздитися;</text:span></text:p>
        </text:list-item>
        <text:list-item>
          <text:p text:style-name="P30"><text:span text:style-name="T1">-ува-ти: краса </text:span><text:span text:style-name="T1">→ </text:span><text:span text:style-name="T1">красуватися;</text:span></text:p>
        </text:list-item>
        <text:list-item>
          <text:p text:style-name="P30"><text:span text:style-name="T1">-і-ти: видно </text:span><text:span text:style-name="T1">→ </text:span><text:span text:style-name="T1">виднітися.</text:span></text:p>
        </text:list-item>
      </text:list>
      <text:p text:style-name="P7">Суфіксально-постфіксальний спосіб утворює похідні слова з новим значеням і новою частиномовною належністю.<text:note text:id="ftn17" text:note-class="footnote"><text:note-citation>17</text:note-citation><text:note-body><text:p text:style-name="P58">Вакарюк Л., Панцьо С. Українська мова. Морфеміка і словотвір. — Тернопіль, 2004, C. 150</text:p></text:note-body></text:note></text:p>
      <text:p text:style-name="P7"/>
      <text:p text:style-name="P8">Суфіксально-префіксально-постфіксальний спосіб</text:p>
      <text:p text:style-name="P7">Формантом є поєднання префікса, суфікса і постфікса. Можливі лише у сфері дієслова. Твірною базою дериватів виступають:</text:p>
      <text:list xml:id="list1207447595" text:style-name="L18">
        <text:list-item>
          <text:p text:style-name="P54"><text:span text:style-name="T4">іменники: сміх </text:span><text:span text:style-name="T4">→ </text:span><text:span text:style-name="T4">посміхатися;</text:span></text:p>
        </text:list-item>
        <text:list-item>
          <text:p text:style-name="P54"><text:span text:style-name="T4">априкметники: <text:s/>щедрий </text:span><text:span text:style-name="T4">→ </text:span><text:span text:style-name="T4">розщедритися;</text:span></text:p>
        </text:list-item>
        <text:list-item>
          <text:p text:style-name="P54"><text:span text:style-name="T4">дієслова: дзвонити </text:span><text:span text:style-name="T4">→ </text:span><text:span text:style-name="T4">передзвонюватися.</text:span><text:span text:style-name="T4"><text:note text:id="ftn18" text:note-class="footnote"><text:note-citation>18</text:note-citation><text:note-body><text:p text:style-name="P58">Вакарюк Л., Панцьо С. Українська мова. Морфеміка і словотвір. — Тернопіль, 2004, C. 151</text:p></text:note-body></text:note></text:span></text:p>
        </text:list-item>
      </text:list>
      <text:p text:style-name="P7"/>
      <text:p text:style-name="P3"><text:span text:style-name="T1">Префіксально-постфіксальний </text:span><text:span text:style-name="T1">спосіб</text:span></text:p>
      <text:p text:style-name="P7">Твірною базою служать дієслова недоконаного виду. Виконується для утворення дієслів. У префіксально-постфіксальному способі формантом є постфікс -ся і такі префікси:</text:p>
      <text:list xml:id="list39971261" text:style-name="L19">
        <text:list-item>
          <text:p text:style-name="P31"><text:span text:style-name="T1">в-: думати </text:span><text:span text:style-name="T1">→ </text:span><text:span text:style-name="T1">вдуматися;</text:span></text:p>
        </text:list-item>
        <text:list-item>
          <text:p text:style-name="P31"><text:span text:style-name="T1">ви-: бігати </text:span><text:span text:style-name="T1">→ </text:span><text:span text:style-name="T1">вибігатися;</text:span></text:p>
        </text:list-item>
        <text:list-item>
          <text:p text:style-name="P31"><text:span text:style-name="T1">від-: мовчати </text:span><text:span text:style-name="T1">→ </text:span><text:span text:style-name="T1">в</text:span><text:span text:style-name="T1">ідмовчатися;</text:span></text:p>
        </text:list-item>
        <text:list-item>
          <text:p text:style-name="P31"><text:span text:style-name="T1">за-: горіти </text:span><text:span text:style-name="T1">→ </text:span><text:span text:style-name="T1">загорітися;</text:span></text:p>
        </text:list-item>
        <text:list-item>
          <text:p text:style-name="P31"><text:span text:style-name="T1">на-: воювати </text:span><text:span text:style-name="T1">→ </text:span><text:span text:style-name="T1">навоюватися;</text:span></text:p>
        </text:list-item>
        <text:list-item>
          <text:p text:style-name="P31"><text:span text:style-name="T1">до-: копати </text:span><text:span text:style-name="T1">→ </text:span><text:span text:style-name="T1">докопатися;</text:span></text:p>
        </text:list-item>
        <text:list-item>
          <text:p text:style-name="P31"><text:span text:style-name="T1">об-: мовити </text:span><text:span text:style-name="T1">→ </text:span><text:span text:style-name="T1">обмовитися;</text:span></text:p>
        </text:list-item>
        <text:list-item>
          <text:p text:style-name="P31"><text:span text:style-name="T1">роз-: плакати </text:span><text:span text:style-name="T1">→ </text:span><text:span text:style-name="T1">розплакатися;</text:span></text:p>
        </text:list-item>
        <text:list-item>
          <text:p text:style-name="P31"><text:soft-page-break/><text:span text:style-name="T1">при-: слухати </text:span><text:span text:style-name="T1">→ </text:span><text:span text:style-name="T1">прислухатися;</text:span></text:p>
        </text:list-item>
        <text:list-item>
          <text:p text:style-name="P31"><text:span text:style-name="T1">про-: рахувати </text:span><text:span text:style-name="T1">→ </text:span><text:span text:style-name="T1">прорахуватися.</text:span></text:p>
        </text:list-item>
      </text:list>
      <text:p text:style-name="P7">Префіксально-постфіксальний спосіб виконує мутаційну функцію (змінює лексичне значення слова, а також зберігає частиномовну належність похідного слова).<text:note text:id="ftn19" text:note-class="footnote"><text:note-citation>19</text:note-citation><text:note-body><text:p text:style-name="P58">Вакарюк Л., Панцьо С. Українська мова. Морфеміка і словотвір. — Тернопіль, 2004, C. 150</text:p></text:note-body></text:note></text:p>
      <text:p text:style-name="P7"/>
      <text:p text:style-name="P8">Спосіб основоскладання</text:p>
      <text:p text:style-name="P7">Основоскладання може супроводжуватися такими морфонологічними явищами, як інтерфікси й усічення: пішохід (від ходити пішки — обидві основи усікалися: ход-, піш-, а поєднання їх відбулося за допомогою інтерфікса -о-), те саме у словах водовоз, вертоліт, криголам тощо.</text:p>
      <text:p text:style-name="P7">За характером словотвірних засобів розрізняють основоскладання:</text:p>
      <text:list xml:id="list588230902" text:style-name="L20">
        <text:list-item>
          <text:p text:style-name="P46">чисте (похідне утворюється від основи залежного компонента і самостійного слова): водосховище (вод + о + сховище);</text:p>
        </text:list-item>
        <text:list-item>
          <text:p text:style-name="P36"><text:span text:style-name="T1">складно-суфіксальне (процес злучення основ у похідне, що супроводжується суфіксацією): стара віра </text:span><text:span text:style-name="T1">→ </text:span><text:span text:style-name="T1">старовірство (стар + о + вір + ство);</text:span></text:p>
        </text:list-item>
        <text:list-item>
          <text:p text:style-name="P46">складно-суфіксально-префіксальне:</text:p>
          <text:p text:style-name="P36"><text:span text:style-name="T1">а) складно-флективний (похідні слова устворюються основоскладанням, яке завершується за допомогою флексії-суфікса): довгі крила </text:span><text:span text:style-name="T1">→ </text:span><text:span text:style-name="T1">довгокрилий (довг + о + крил + ий);</text:span></text:p>
          <text:p text:style-name="P36"><text:span text:style-name="T1">б) складно-нульовий </text:span><text:span text:style-name="T1">(основоскладання </text:span><text:span text:style-name="T1">завершується</text:span><text:span text:style-name="T1"> нульовою </text:span><text:span text:style-name="T1">суфіксацією</text:span><text:span text:style-name="T1">): </text:span><text:span text:style-name="T1">сталевар, шовкопряд, однолюб.</text:span><text:span text:style-name="T1"><text:note text:id="ftn20" text:note-class="footnote"><text:note-citation>20</text:note-citation><text:note-body><text:p text:style-name="P58">Горпинич В. О. Сучасна українська літературна мова. Морфеміка. Словотвір. Морфонологія: Навч. посіб. — К.: Вища шк., 1999.— С. 128—129</text:p></text:note-body></text:note></text:span></text:p>
        </text:list-item>
      </text:list>
      <text:p text:style-name="P7"/>
      <text:p text:style-name="P3"><text:span text:style-name="T1">Спосіб с</text:span><text:span text:style-name="T1">ловоскладання</text:span></text:p>
      <text:p text:style-name="P7">За допомогою словоскладання виражаються:</text:p>
      <text:list xml:id="list1243204248" text:style-name="L21">
        <text:list-item>
          <text:p text:style-name="P47"><text:soft-page-break/>родо-видові відношення (читець-декламатор);</text:p>
        </text:list-item>
        <text:list-item>
          <text:p text:style-name="P47">частина від цілого (бурят-монгол);</text:p>
        </text:list-item>
        <text:list-item>
          <text:p text:style-name="P47">функціональне призначення (салон-перукарня);</text:p>
        </text:list-item>
        <text:list-item>
          <text:p text:style-name="P47">підсилена ознака (перший-ліпший);</text:p>
        </text:list-item>
        <text:list-item>
          <text:p text:style-name="P47">невизначеність (хтозна-звідки);</text:p>
        </text:list-item>
        <text:list-item>
          <text:p text:style-name="P47">визначеність (навік-віки);</text:p>
        </text:list-item>
        <text:list-item>
          <text:p text:style-name="P47">терміни (гамма-проміння);</text:p>
        </text:list-item>
        <text:list-item>
          <text:p text:style-name="P47">народні назви рослин (сон-трава).</text:p>
        </text:list-item>
      </text:list>
      <text:p text:style-name="P7">У системі складних слів існує чисте і змішане словоскладання.</text:p>
      <text:p text:style-name="P7">Чисте складання досить продуктивно діє у мові у межах композитних дериватів іменників, прикметників, прислівників. Композитні похідні співвідносяться з кількома типами словосполучень:</text:p>
      <text:list xml:id="list139283500" text:style-name="L22">
        <text:list-item>
          <text:p text:style-name="P48">Складні іменники, утворені на базі словосполучення іменник + іменник:</text:p>
          <text:p text:style-name="P55"><text:span text:style-name="T4">залізо і цемент </text:span><text:span text:style-name="T4">→ </text:span><text:span text:style-name="T4">залізоцемент.</text:span></text:p>
          <text:p text:style-name="P55"><text:span text:style-name="T4">До цього типу відносимо і похідні слова, в яких у словосполученні один з іменників є вторинним, віддієслівним утворенням і мистить у собі афікси, </text:span><text:span text:style-name="T4">проте ці віддієслівні іменники існують у мові як самостійні слова, наприклад: оновлення сорту </text:span><text:span text:style-name="T4">→ </text:span><text:span text:style-name="T4">сортооновлення; але результатом складання з суфіксацією будуть композити на зразок білокрівці.</text:span></text:p>
        </text:list-item>
        <text:list-item>
          <text:p text:style-name="P48">Складні іменники, мотивовані сполученням прикметник + іменник:</text:p>
          <text:p text:style-name="P55"><text:span text:style-name="T4">сухі фрукти </text:span><text:span text:style-name="T4">→ </text:span><text:span text:style-name="T4">сухофрукти.</text:span></text:p>
          <text:p text:style-name="P55"><text:span text:style-name="T4">Утворення на зразок жовтобрюх</text:span><text:span text:style-name="T7">Ø, чорноземØ та ін. Належать до змішаного складання (складання з нуль-суфіксацією).</text:span></text:p>
        </text:list-item>
        <text:list-item>
          <text:p text:style-name="P48">Складні іменники, мотивовані сполученням числівник + іменник:</text:p>
          <text:p text:style-name="P55"><text:span text:style-name="T4">перше джерело </text:span><text:span text:style-name="T4">→ </text:span><text:span text:style-name="T4">першоджерело.</text:span></text:p>
        </text:list-item>
        <text:list-item>
          <text:p text:style-name="P48">Іменики, мотивовані сполученням займенник + іменник:</text:p>
          <text:p text:style-name="P48"><text:soft-page-break/>самоцвіт, самоконтроль.</text:p>
          <text:p text:style-name="P48">У цих утвореннях займенник сам набуває значення префіксоїда, однак подібні похідні вважаються композитними. До цього типу дериватів належить і слово всесвіт.</text:p>
        </text:list-item>
        <text:list-item>
          <text:p text:style-name="P48">Декілька і менників, утворених на соснові сполучення прислівника та іменника:</text:p>
          <text:p text:style-name="P48">багатоніжка.<text:note text:id="ftn21" text:note-class="footnote"><text:note-citation>21</text:note-citation><text:note-body><text:p text:style-name="P58">Вакарюк Л., Панцьо С. Українська мова. Морфеміка і словотвір. — Тернопіль, 2004, C. 157—158</text:p></text:note-body></text:note></text:p>
        </text:list-item>
      </text:list>
      <text:p text:style-name="P7"/>
      <text:p text:style-name="P8">Абревіатурний спосіб</text:p>
      <text:p text:style-name="P7">При абревіації з’єднувані компоненти є найчастіше асемантичними частинами слова або окремими звуками, «уламками» слів: колгосп (колективне господарство). Компонентом абревіатури може бути й ціле (неусічене) слово: </text:p>
      <text:list xml:id="list973146486" text:style-name="L23">
        <text:list-item>
          <text:p text:style-name="P49">райрада, земснаряд;</text:p>
        </text:list-item>
        <text:list-item>
          <text:p text:style-name="P49">метробуд, Львівсільмаш, Київметробуд.</text:p>
        </text:list-item>
      </text:list>
      <text:p text:style-name="P7">За допомогою абревіаційного способу утворюються головним чином іменники, зрідка — прикметники:</text:p>
      <text:list xml:id="list746743696" text:style-name="L24">
        <text:list-item>
          <text:p text:style-name="P50">лісостеп, медсанбат;</text:p>
        </text:list-item>
        <text:list-item>
          <text:p text:style-name="P50">агітмасовий, культмасовий.</text:p>
        </text:list-item>
      </text:list>
      <text:p text:style-name="P7">За структурою абревіатури поділяються на такі групи:</text:p>
      <text:list xml:id="list884563892" text:style-name="L25">
        <text:list-item>
          <text:p text:style-name="P51">ініціальні — поєднання в абревіатуру початкових звуків або літер: ПТУ</text:p>
        </text:list-item>
        <text:list-item>
          <text:p text:style-name="P51">уламкові — поєднання в абревіатуру асемантичних частин слова: філфак</text:p>
        </text:list-item>
        <text:list-item>
          <text:p text:style-name="P51">змішані — поєднання частин слова з ініціальними звуками (літерами): міськвно;</text:p>
        </text:list-item>
        <text:list-item>
          <text:p text:style-name="P51">усічено-словесні — поєднання частини слова з повноцінним словом: запчастини;</text:p>
        </text:list-item>
        <text:list-item>
          <text:p text:style-name="P51">словоформні — поєднання частини слова з відмінковою словоформою: <text:soft-page-break/>завкафедрою</text:p>
        </text:list-item>
        <text:list-item>
          <text:p text:style-name="P51">комбіновані — поєднання початкової частини першого слова з кінцем другого: мерон (малоелестичний капрон);</text:p>
        </text:list-item>
        <text:list-item>
          <text:p text:style-name="P51">ініціально-цифрові: Ту-134.<text:note text:id="ftn22" text:note-class="footnote"><text:note-citation>22</text:note-citation><text:note-body><text:p text:style-name="P58">Горпинич В. О. Сучасна українська літературна мова. Морфеміка. Словотвір. Морфонологія: Навч. посіб. — К.: Вища шк., 1999.— С. 129—130</text:p></text:note-body></text:note></text:p>
        </text:list-item>
      </text:list>
      <text:p text:style-name="P7"/>
      <text:p text:style-name="P8">Спосіб зрощення</text:p>
      <text:p text:style-name="P2"><text:span text:style-name="T1">За характером словотвірної бази зрощення подібне до основоскладання, тому що в нове слово зливаються значеннєві компоненти синтаксичного словосполучення: вічно зелений </text:span><text:span text:style-name="T1">→ </text:span><text:span text:style-name="T1">вічнозелений.</text:span></text:p>
      <text:p text:style-name="P7">Зрощення в усіх своїх формах тотожні компонентам твірного словосполучення: сьогодні, триста. Проте відмінності існують:</text:p>
      <text:list xml:id="list256821795" text:style-name="L26">
        <text:list-item>
          <text:p text:style-name="P32"><text:span text:style-name="T1">у словосполученнях кілька наголосів, у зрощенні — один: цього дня </text:span><text:span text:style-name="T1">→ <text:s/></text:span><text:span text:style-name="T1">с</text:span><text:span text:style-name="T1">ьогодні</text:span></text:p>
        </text:list-item>
        <text:list-item>
          <text:p text:style-name="P32"><text:span text:style-name="T1">при трансформації словосполучення в зрощення може змінюватися порядок компонентів: плинний швидко (час) </text:span><text:span text:style-name="T1">→ </text:span><text:span text:style-name="T1">швидкоплинний.</text:span><text:span text:style-name="T1"><text:note text:id="ftn23" text:note-class="footnote"><text:note-citation>23</text:note-citation><text:note-body><text:p text:style-name="P58">Горпинич В. О. Сучасна українська літературна мова. Морфеміка. Словотвір. Морфонологія: Навч. посіб. — К.: Вища шк., 1999.— С. 130</text:p></text:note-body></text:note></text:span></text:p>
        </text:list-item>
      </text:list>
      <text:p text:style-name="P7"/>
      <text:p text:style-name="P8">Семантичний спосіб</text:p>
      <text:p text:style-name="P2"><text:span text:style-name="T1">При семантичному способі не застосовуються спеціальні словотворчі засоби, а формантом виступає зміна семантики.</text:span><text:span text:style-name="T1"><text:note text:id="ftn24" text:note-class="footnote"><text:note-citation>24</text:note-citation><text:note-body><text:p text:style-name="P58">Горпинич В. О. Українська словотвірна дериватологія. — Дніпропетровськ, 1998, С. 129</text:p></text:note-body></text:note></text:span><text:span text:style-name="T1"> Семантичний спосіб словотвору заснований на тому, що з колишнього багатозначного слова виділяється омонім, який втрачає семантичний зв’язок зі значенням цього багатозначного слова і, в результаті додаткового навантаження отримує нове лексичне значення.</text:span><text:span text:style-name="T1"><text:note text:id="ftn25" text:note-class="footnote"><text:note-citation>25</text:note-citation><text:note-body><text:p text:style-name="P59">Ковалик И. И. Вопросы словообразования имен существительных восточнославянских языков в сравнении с другими славянскими языками. — АДД: Львов, 1961, С. 24</text:p></text:note-body></text:note></text:span></text:p>
      <text:p text:style-name="P7">Виділяють три різновиди семантичного словотворення:</text:p>
      <text:list xml:id="list1138552914" text:style-name="L27">
        <text:list-item>
          <text:p text:style-name="P52"><text:soft-page-break/>розщеплення полісемічного слова на омоніми: рукав (1) — частина одягу, рукав (2) — ріки;</text:p>
        </text:list-item>
        <text:list-item>
          <text:p text:style-name="P52">концентрація значень фразеологічного звороту в одному опорному слові і в пропуску залежних від нього слів: температура — підвищена (висока температура)</text:p>
        </text:list-item>
        <text:list-item>
          <text:p text:style-name="P33"><text:span text:style-name="T1">існуючим словам дається значення, непов’язане з основним (умовна номінація):</text:span><text:span text:style-name="T1"><text:note text:id="ftn26" text:note-class="footnote"><text:note-citation>26</text:note-citation><text:note-body><text:p text:style-name="P58">Горпинич В. О. Українська словотвірна дериватологія. — Дніпропетровськ, 1998, С. 129</text:p></text:note-body></text:note></text:span><text:span text:style-name="T1"> “Україна”, “Галичина” (готелі), “Дзвін”, ”Сучасник” (журнали), “Зустріч”, “Планета” (заклади харчування), “Промінь”, “Сонечко” (дитячі садки), “Електрон”, “Славутич” (телевізори).</text:span></text:p>
        </text:list-item>
      </text:list>
      <text:p text:style-name="P2"><text:span text:style-name="T1">При семантичному способі нових слів не виникає, переосмислюються значення наявних лексичних одиниць. Це дало підставу деяким мовознавцям розглядати цей спосіб як суто лексичне явище, пов’язане з темами “Полісемія”, “Омонімія”.</text:span><text:span text:style-name="T1"><text:note text:id="ftn27" text:note-class="footnote"><text:note-citation>27</text:note-citation><text:note-body><text:p text:style-name="P61"><text:span text:style-name="T6">Потиха З. А. Современное русское словообразование. Пособие для учителя. </text:span><text:span text:style-name="T6">— </text:span><text:span text:style-name="T6">М., 1970, С. 150</text:span></text:p></text:note-body></text:note></text:span><text:span text:style-name="T1"><text:note text:id="ftn28" text:note-class="footnote"><text:note-citation>28</text:note-citation><text:note-body><text:p text:style-name="P58">Вакарюк Л., Панцьо С. Українська мова. Морфеміка і словотвір. — Тернопіль, 2004, C. 172—173</text:p></text:note-body></text:note></text:span></text:p>
      <text:p text:style-name="P7"/>
      <text:p text:style-name="P3"><text:span text:style-name="T1">Універбаційний </text:span><text:span text:style-name="T1">спос</text:span><text:span text:style-name="T1">іб</text:span></text:p>
      <text:p text:style-name="P7">ДОПИСАТИ!!!</text:p>
      <text:p text:style-name="P7"/>
      <text:p text:style-name="P3"><text:span text:style-name="T1">К</text:span><text:span text:style-name="T1">онверсійний </text:span><text:span text:style-name="T1">спосіб</text:span></text:p>
      <text:p text:style-name="P2"><text:span text:style-name="T1">Термін «конверсія» вживається у вузькому і широкому значенні. При вузькому розумінні конверсією називають лише випадки повного структурного збігу початкових форм твірного і похідного слів: прикметник майбутнє (майбутнє життя) і іменник майбутнє (наше майбутнє), дієприкметник придане (майно нареченої) й іменник придане (посаг нареченої — її придане). При широкому розумінні до конверсії відносять і випадки структурного збігу тільки основ твірних і похідних слів у їх початковій формі: золот-о і золот-ий, сіль-</text:span><text:span text:style-name="T8">Ø</text:span><text:span text:style-name="T1"> і сол-и-ти.</text:span></text:p>
      <text:p text:style-name="P7">Конверсія — це різновид транспозиції. За її допомогою в українській мові <text:soft-page-break/>утворюються:</text:p>
      <text:list xml:id="list1695636792" text:style-name="L28">
        <text:list-item>
          <text:p text:style-name="P53">відприкметникові іменники — так звані субстантивовані прикметники: молода, молодий, бідний, багатий, ситий, голодний, мудрий, майбутнє, учительська, набережна, черговий;</text:p>
        </text:list-item>
        <text:list-item>
          <text:p text:style-name="P53">відіменникові прикметники: вулиця Шевченка (вулиця яка? — Шевченка), майдан Незалежності (майдан який? — Незалежності);</text:p>
        </text:list-item>
        <text:list-item>
          <text:p text:style-name="P37"><text:span text:style-name="T1">відприкметникові топоніми на -ин, -ів та ін.: Батура </text:span><text:span text:style-name="T1">→ </text:span><text:span text:style-name="T1">Батурин — місто Батурин, Чигар </text:span><text:span text:style-name="T1">→ </text:span><text:span text:style-name="T1">Чигирин — місто Чигирин;</text:span></text:p>
        </text:list-item>
        <text:list-item>
          <text:p text:style-name="P37"><text:span text:style-name="T1">відприкметникові прізвища на -ів, -ин: прикметник Сеня </text:span><text:span text:style-name="T1">→ </text:span><text:span text:style-name="T1">Сенів — </text:span><text:span text:style-name="T1">прізвище Сенів, прикметник Степан </text:span><text:span text:style-name="T1">→ </text:span><text:span text:style-name="T1">Степанів — прізвище Степанів; </text:span><text:span text:style-name="T1">прикметник Іваниха </text:span><text:span text:style-name="T1">→ </text:span><text:span text:style-name="T1">Іванишин — прізвище Іванишин;</text:span></text:p>
        </text:list-item>
        <text:list-item>
          <text:p text:style-name="P53">віддієприкметникові іменники: наречена, наречений, придане, гнані, ранені, підданий, хрещена (мати), хрещений (батько) (субстантивація дієприкметників);</text:p>
        </text:list-item>
        <text:list-item>
          <text:p text:style-name="P53">віддієприкметникові прикметники: пекучий, палаючий, сипучий, зрячий, любимий, невловимий, мислимий, терпимий, зримий, непримиримий, зрілий, загорілий (ад’єктивація дієприкметників);</text:p>
        </text:list-item>
        <text:list-item>
          <text:p text:style-name="P53">віддієприслівникові прислівники: лежачи, стоячи (пор. у Т. Г. Шевченка: «де люди плачуть живучи»);</text:p>
        </text:list-item>
        <text:list-item>
          <text:p text:style-name="P53">відіменникові вигуки: Боже!, Господи!, жах!, горе!, лихо!, матінко!, нене!, мамо! (інтер’єктивація).<text:note text:id="ftn29" text:note-class="footnote"><text:note-citation>29</text:note-citation><text:note-body><text:p text:style-name="P58">Горпинич В. О. Сучасна українська літературна мова. Морфеміка. Словотвір. Морфонологія: Навч. посіб. — К.: Вища шк., 1999.— С. 126—127</text:p></text:note-body></text:note></text:p>
        </text:list-item>
      </text:list>
      <text:p text:style-name="P2"/>
      <text:p text:style-name="P3"><text:span text:style-name="T1">Флективний </text:span><text:span text:style-name="T1">спосіб</text:span></text:p>
      <text:p text:style-name="P2"><text:span text:style-name="T1">Своєрідність цього способу у тому, що флексія виконує не лише свою основну формотворчу роль, а ще й словотворчу. Словотворчим засобом служить не </text:span><text:soft-page-break/><text:span text:style-name="T1">ізольована морфема, а система флексій, які утворюють парадигму слова.</text:span><text:span text:style-name="T1"><text:note text:id="ftn30" text:note-class="footnote"><text:note-citation>30</text:note-citation><text:note-body><text:p text:style-name="P61"><text:span text:style-name="T6">Ващук В. О. Флективний спосіб творення похідних іменників // УМВШ. — 1973. — </text:span><text:span text:style-name="T6">№ 10, С. 39</text:span><text:span text:style-name="T6">—</text:span><text:span text:style-name="T6">42</text:span></text:p></text:note-body></text:note></text:span></text:p>
      <text:p text:style-name="P7">До словотворчих флексій відносять:</text:p>
      <text:list xml:id="list1694330072" text:style-name="L29">
        <text:list-item>
          <text:p text:style-name="P34"><text:span text:style-name="T1">іменникову флексію -а із семантико-граматичним значенням особи жіночої статі: змій </text:span><text:span text:style-name="T1">→ </text:span><text:span text:style-name="T1">змія;</text:span></text:p>
        </text:list-item>
        <text:list-item>
          <text:p text:style-name="P34"><text:span text:style-name="T1">іменникову флексію -а з ономастичним значенням: Володимир </text:span><text:span text:style-name="T1">→ </text:span><text:span text:style-name="T1">Володимира;</text:span></text:p>
        </text:list-item>
        <text:list-item>
          <text:p text:style-name="P34"><text:span text:style-name="T1">прикметникові флексії із семантико-граматичним значенням відносності -ий, -а, -е: зло </text:span><text:span text:style-name="T1">→ </text:span><text:span text:style-name="T1">злий; присвійності: куниця </text:span><text:span text:style-name="T1">→ </text:span><text:span text:style-name="T1">куничий; флексію -ий у </text:span><text:span text:style-name="T1">порядкових числівниках: десять </text:span><text:span text:style-name="T1">→ </text:span><text:span text:style-name="T1">десятий.</text:span></text:p>
        </text:list-item>
      </text:list>
      <text:p text:style-name="P7">У цьому ж способі виділяють такі різновиди:</text:p>
      <text:list xml:id="list550774886" text:style-name="L30">
        <text:list-item>
          <text:p text:style-name="P35"><text:span text:style-name="T1">утворення нових слів тієї ж частини мови: Олександр </text:span><text:span text:style-name="T1">→ </text:span><text:span text:style-name="T1">Олександра;</text:span></text:p>
        </text:list-item>
        <text:list-item>
          <text:p text:style-name="P35"><text:span text:style-name="T1">утворення нових слів іншої частини мови: золото </text:span><text:span text:style-name="T1">→ </text:span><text:span text:style-name="T1">золотий.</text:span><text:span text:style-name="T1"><text:note text:id="ftn31" text:note-class="footnote"><text:note-citation>31</text:note-citation><text:note-body><text:p text:style-name="P58">Вакарюк Л., Панцьо С. Українська мова. Морфеміка і словотвір. — Тернопіль, 2004, C. 151—152</text:p></text:note-body></text:note></text:span></text:p>
        </text:list-item>
      </text:list>
      <text:p text:style-name="P3"><text:span text:style-name="T1">Акцентуаційний </text:span><text:span text:style-name="T1">спосіб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uk" fo:country="U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4</text:page-number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dc:date>2012-04-14T16:21:26</dc:date>
    <meta:editing-duration>PT19H3M3S</meta:editing-duration>
    <meta:editing-cycles>92</meta:editing-cycles>
    <meta:generator>LibreOffice/3.4$Linux LibreOffice_project/340m1$Build-402</meta:generator>
    <meta:document-statistic meta:table-count="1" meta:image-count="0" meta:object-count="0" meta:page-count="24" meta:paragraph-count="354" meta:word-count="4658" meta:character-count="34472" meta:non-whitespace-character-count="30301"/>
  </office:meta>
</office:document-meta>
</file>